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fo:min-height="0.497cm" fo:min-width="1.272cm"/>
    </style:style>
    <style:style style:name="gr2" style:family="graphic" style:parent-style-name="standard">
      <style:graphic-properties fo:min-height="0.497cm" fo:min-width="1.665cm"/>
    </style:style>
    <style:style style:name="gr3" style:family="graphic" style:parent-style-name="standard">
      <style:graphic-properties draw:marker-start="" draw:fill-color="#ffcc99" draw:opacity-name="Transparency_20_4" draw:fill-image-width="0cm" draw:fill-image-height="0cm" draw:textarea-horizontal-align="left" draw:textarea-vertical-align="top" draw:auto-grow-height="false"/>
    </style:style>
    <style:style style:name="gr4" style:family="graphic" style:parent-style-name="standard">
      <style:graphic-properties draw:fill-color="#e6e6ff" draw:opacity-name="Transparency_20_3" draw:fill-image-width="0cm" draw:fill-image-height="0cm" draw:textarea-horizontal-align="justify" draw:textarea-vertical-align="middle" draw:auto-grow-height="true" fo:min-height="0.58cm" fo:min-width="3.698cm"/>
    </style:style>
    <style:style style:name="gr5" style:family="graphic" style:parent-style-name="standard">
      <style:graphic-properties draw:fill-color="#e6e6ff" draw:opacity-name="Transparency_20_3" draw:fill-image-width="0cm" draw:fill-image-height="0cm" draw:textarea-horizontal-align="justify" draw:textarea-vertical-align="middle" draw:auto-grow-height="true" fo:min-height="0.58cm" fo:min-width="1.691cm"/>
    </style:style>
    <style:style style:name="gr6" style:family="graphic" style:parent-style-name="standard">
      <style:graphic-properties draw:fill-color="#e6e6ff" draw:opacity-name="Transparency_20_3" draw:fill-image-width="0cm" draw:fill-image-height="0cm" draw:textarea-horizontal-align="justify" draw:textarea-vertical-align="middle" draw:auto-grow-height="true" fo:min-height="0.58cm" fo:min-width="2.826cm"/>
    </style:style>
    <style:style style:name="gr7" style:family="graphic" style:parent-style-name="standard">
      <style:graphic-properties draw:fill-color="#e6e6ff" draw:opacity-name="Transparency_20_3" draw:fill-image-width="0cm" draw:fill-image-height="0cm" draw:textarea-horizontal-align="justify" draw:textarea-vertical-align="middle" draw:auto-grow-height="true" fo:min-height="0.579cm" fo:min-width="4.096cm"/>
    </style:style>
    <style:style style:name="gr8" style:family="graphic" style:parent-style-name="standard">
      <style:graphic-properties draw:fill-color="#e6e6ff" draw:opacity-name="Transparency_20_3" draw:fill-image-width="0cm" draw:fill-image-height="0cm" draw:textarea-horizontal-align="justify" draw:textarea-vertical-align="middle" draw:auto-grow-height="true" fo:min-height="0.579cm" fo:min-width="2.809cm"/>
    </style:style>
    <style:style style:name="gr9" style:family="graphic" style:parent-style-name="standard">
      <style:graphic-properties draw:fill-color="#e6e6ff" draw:opacity-name="Transparency_20_3" draw:fill-image-width="0cm" draw:fill-image-height="0cm" draw:textarea-horizontal-align="justify" draw:textarea-vertical-align="middle" draw:auto-grow-height="true" fo:min-height="0.579cm" fo:min-width="2.542cm"/>
    </style:style>
    <style:style style:name="gr10" style:family="graphic" style:parent-style-name="standard">
      <style:graphic-properties draw:stroke="dash" draw:stroke-dash="Ultrafine_20_Dashed" draw:fill-color="#e6e6ff" draw:opacity-name="Transparency_20_3" draw:fill-image-width="0cm" draw:fill-image-height="0cm" draw:textarea-horizontal-align="justify" draw:textarea-vertical-align="middle" draw:auto-grow-height="true" fo:min-height="0.58cm" fo:min-width="4.506cm"/>
    </style:style>
    <style:style style:name="gr11" style:family="graphic" style:parent-style-name="standard">
      <style:graphic-properties fo:min-height="0.497cm" fo:min-width="1.4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tyle="italic" style:font-size-asian="18pt" style:font-size-complex="18pt"/>
    </style:style>
    <style:style style:name="T1" style:family="text">
      <style:text-properties fo:font-weight="bold" style:font-size-asian="18pt" style:font-size-complex="18pt"/>
    </style:style>
    <style:style style:name="T2" style:family="text">
      <style:text-properties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8" draw:layer="layout" svg:width="3.157cm" svg:height="1.817cm" svg:x="8.947cm" svg:y="19.7cm">
          <text:p text:style-name="P1"><text:span text:style-name="T1">ow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0" draw:layer="layout" svg:width="3.893cm" svg:height="1.817cm" svg:x="14.743cm" svg:y="19.7cm">
          <text:p text:style-name="P3"><text:span text:style-name="T1">ow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id="id9">
          <draw:glue-point draw:id="4" svg:x="1.958cm" svg:y="5cm"/>
          <draw:glue-point draw:id="5" svg:x="-3.57cm" svg:y="5cm"/>
          <draw:glue-point draw:id="6" svg:x="3.377cm" svg:y="5cm"/>
          <draw:custom-shape draw:style-name="gr3" draw:text-style-name="P4" draw:id="id7" draw:layer="layout" svg:width="18.25cm" svg:height="16.5cm" svg:x="1.4cm" svg:y="1cm">
            <draw:glue-point draw:id="8" svg:x="1.712cm" svg:y="-2.272cm"/>
            <draw:glue-point draw:id="9" svg:x="-3.592cm" svg:y="5cm"/>
            <draw:glue-point draw:id="10" svg:x="3.377cm" svg:y="5cm"/>
            <text:p text:style-name="P3"><text:span text:style-name="T1">ows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3" draw:id="id3" draw:layer="layout" svg:width="5.426cm" svg:height="1.9cm" svg:x="5.15cm" svg:y="1cm">
            <text:p text:style-name="P3">owsl_socket_typ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3" draw:id="id4" draw:layer="layout" svg:width="3.419cm" svg:height="1.9cm" svg:x="11.15cm" svg:y="1cm">
            <draw:glue-point draw:id="8" svg:x="-2.073cm" svg:y="5.002cm"/>
            <draw:glue-point draw:id="9" svg:x="2.313cm" svg:y="5.002cm"/>
            <text:p text:style-name="P3">BSD API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3" draw:layer="layout" svg:width="4.554cm" svg:height="1.9cm" svg:x="15.096cm" svg:y="1cm">
            <text:p text:style-name="P3">owsl_addres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3" draw:id="id6" draw:layer="layout" svg:width="5.824cm" svg:height="1.899cm" svg:x="12.326cm" svg:y="5.459cm">
            <text:p text:style-name="P3">owsl_asynchronou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3" draw:id="id5" draw:layer="layout" svg:width="4.537cm" svg:height="1.899cm" svg:x="6.363cm" svg:y="14.104cm">
            <text:p text:style-name="P3">owsl_monito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3" draw:id="id2" draw:layer="layout" svg:width="4.27cm" svg:height="1.899cm" svg:x="6.493cm" svg:y="5.459cm">
            <draw:glue-point draw:id="8" svg:x="-1.798cm" svg:y="-4.997cm"/>
            <draw:glue-point draw:id="9" svg:x="1.714cm" svg:y="-4.997cm"/>
            <text:p text:style-name="P3">owsl_socke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5" draw:id="id1" draw:layer="layout" svg:width="6.234cm" svg:height="1.9cm" svg:x="5.514cm" svg:y="9.959cm">
            <text:p text:style-name="P3"><text:span text:style-name="T2">owsl_implementa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objectwitharrow" draw:layer="layout" draw:line-skew="-0.158cm" svg:x1="8.63cm" svg:y1="9.959cm" svg:x2="8.628cm" svg:y2="7.358cm" draw:start-shape="id1" draw:start-glue-point="4" draw:end-shape="id2" draw:end-glue-point="2">
            <text:p text:style-name="P1"/>
          </draw:connector>
          <draw:connector draw:style-name="standard" draw:layer="layout" svg:x1="7.862cm" svg:y1="2.9cm" svg:x2="7.861cm" svg:y2="5.46cm" draw:start-shape="id3" draw:start-glue-point="6" draw:end-shape="id2" draw:end-glue-point="8">
            <text:p text:style-name="P1"/>
          </draw:connector>
          <draw:connector draw:style-name="standard" draw:layer="layout" svg:x1="12.151cm" svg:y1="2.9cm" svg:x2="9.359cm" svg:y2="5.46cm" draw:start-shape="id4" draw:start-glue-point="8" draw:end-shape="id2" draw:end-glue-point="9">
            <text:p text:style-name="P1"/>
          </draw:connector>
          <draw:connector draw:style-name="standard" draw:layer="layout" svg:x1="8.63cm" svg:y1="11.859cm" svg:x2="8.631cm" svg:y2="14.104cm" draw:start-shape="id1" draw:start-glue-point="6" draw:end-shape="id5" draw:end-glue-point="4">
            <text:p text:style-name="P1"/>
          </draw:connector>
          <draw:connector draw:style-name="standard" draw:layer="layout" svg:x1="15.237cm" svg:y1="7.358cm" svg:x2="11.748cm" svg:y2="10.908cm" draw:start-shape="id6" draw:start-glue-point="6" draw:end-shape="id1" draw:end-glue-point="7">
            <text:p text:style-name="P1"/>
          </draw:connector>
          <draw:connector draw:style-name="standard" draw:layer="layout" draw:line-skew="0.183cm -7.001cm 4.001cm" svg:x1="13.649cm" svg:y1="2.9cm" svg:x2="13.649cm" svg:y2="5.502cm" draw:start-shape="id4" draw:start-glue-point="9" draw:end-shape="id7" draw:end-glue-point="8">
            <text:p text:style-name="P1"/>
          </draw:connector>
        </draw:g>
        <draw:connector draw:style-name="standard" draw:layer="layout" svg:x1="10.525cm" svg:y1="19.7cm" svg:x2="10.525cm" svg:y2="17.5cm" draw:start-shape="id8" draw:start-glue-point="4" draw:end-shape="id9" draw:end-glue-point="2">
          <text:p text:style-name="P1"/>
        </draw:connector>
        <draw:connector draw:style-name="standard" draw:layer="layout" svg:x1="16.689cm" svg:y1="19.7cm" svg:x2="16.688cm" svg:y2="17.5cm" draw:start-shape="id10" draw:start-glue-point="4" draw:end-shape="id9" draw:end-glue-point="6">
          <text:p text:style-name="P1"/>
        </draw:connector>
        <draw:custom-shape draw:style-name="gr11" draw:text-style-name="P2" draw:id="id11" draw:layer="layout" svg:width="3.622cm" svg:height="1.817cm" svg:x="2.197cm" svg:y="19.7cm">
          <text:p text:style-name="P1"><text:span text:style-name="T1">p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standard" draw:layer="layout" svg:x1="4.007cm" svg:y1="19.7cm" svg:x2="4.01cm" svg:y2="17.5cm" draw:start-shape="id11" draw:start-glue-point="4" draw:end-shape="id9" draw:end-glue-point="5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3" draw:display-name="Transparency 3" draw:style="linear" draw:start="50%" draw:end="100%" draw:angle="0" draw:border="0%"/>
    <draw:opacity draw:name="Transparency_20_4" draw:display-name="Transparency 4" draw:style="linear" draw:start="20%" draw:end="6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opacity-name="Transparency_20_3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66cm" fo:padding-bottom="0.66cm" fo:padding-left="0.864cm" fo:padding-right="0.864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1cm" draw:start-line-spacing-vertical="1cm" draw:end-line-spacing-horizontal="1cm" draw:end-line-spacing-vertical="1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ans'" style:font-style-name="Roman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cm" svg:stroke-color="#000000" draw:marker-start-width="0.3cm" draw:marker-start-center="true" draw:marker-end="Arrow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8.05cm" fo:margin-left="1.35cm" fo:margin-right="1.3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Thomas Monjalon</meta:initial-creator>
    <meta:creation-date>2007-03-07T12:54:18</meta:creation-date>
    <dc:creator>Thomas Monjalon</dc:creator>
    <dc:date>2007-03-08T13:30:53</dc:date>
    <dc:language>en-US</dc:language>
    <meta:editing-cycles>13</meta:editing-cycles>
    <meta:editing-duration>PT3H33M2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